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text-properties fo:color="#000000" loext:opacity="100%"/>
    </style:style>
    <style:style style:name="P2" style:family="paragraph" style:parent-style-name="Title">
      <style:paragraph-properties fo:text-align="center" style:justify-single-word="false"/>
      <style:text-properties fo:color="#000000" loext:opacity="100%"/>
    </style:style>
    <style:style style:name="P3" style:family="paragraph" style:parent-style-name="Standard">
      <style:text-properties officeooo:paragraph-rsid="001209f1"/>
    </style:style>
    <style:style style:name="P4" style:family="paragraph" style:parent-style-name="Standard">
      <style:text-properties officeooo:paragraph-rsid="00137582"/>
    </style:style>
    <style:style style:name="P5" style:family="paragraph" style:parent-style-name="Standard">
      <style:text-properties officeooo:paragraph-rsid="0014fc67"/>
    </style:style>
    <style:style style:name="P6" style:family="paragraph" style:parent-style-name="Standard">
      <style:text-properties officeooo:paragraph-rsid="00157057"/>
    </style:style>
    <style:style style:name="P7" style:family="paragraph" style:parent-style-name="Heading_20_1">
      <style:text-properties officeooo:paragraph-rsid="00174405"/>
    </style:style>
    <style:style style:name="P8" style:family="paragraph" style:parent-style-name="Heading_20_2">
      <style:text-properties officeooo:paragraph-rsid="00174405"/>
    </style:style>
    <style:style style:name="P9" style:family="paragraph" style:parent-style-name="Standard">
      <style:text-properties fo:font-style="normal" fo:font-weight="normal" style:font-style-asian="normal" style:font-weight-asian="normal"/>
    </style:style>
    <style:style style:name="P10" style:family="paragraph" style:parent-style-name="Standard">
      <style:text-properties fo:font-style="normal" fo:font-weight="bold" officeooo:paragraph-rsid="00137582" style:font-style-asian="normal" style:font-weight-asian="bold"/>
    </style:style>
    <style:style style:name="P11" style:family="paragraph" style:parent-style-name="Standard">
      <style:text-properties fo:font-style="normal" fo:font-weight="bold" style:font-style-asian="normal" style:font-weight-asian="bold"/>
    </style:style>
    <style:style style:name="P12" style:family="paragraph" style:parent-style-name="Standard">
      <style:text-properties fo:font-style="normal" fo:font-weight="bold" officeooo:paragraph-rsid="0016a13e" style:font-style-asian="normal" style:font-weight-asian="bold"/>
    </style:style>
    <style:style style:name="P13" style:family="paragraph" style:parent-style-name="Standard">
      <style:text-properties fo:font-style="normal" fo:font-weight="bold" officeooo:paragraph-rsid="00174405" style:font-style-asian="normal" style:font-weight-asian="bold"/>
    </style:style>
    <style:style style:name="P14" style:family="paragraph" style:parent-style-name="Standard">
      <style:text-properties officeooo:paragraph-rsid="0016a13e"/>
    </style:style>
    <style:style style:name="P15" style:family="paragraph" style:parent-style-name="Standard">
      <style:text-properties officeooo:paragraph-rsid="00174405"/>
    </style:style>
    <style:style style:name="P16" style:family="paragraph" style:parent-style-name="Standard">
      <style:text-properties fo:font-weight="normal"/>
    </style:style>
    <style:style style:name="P17" style:family="paragraph" style:parent-style-name="Standard">
      <style:text-properties fo:font-weight="bold" officeooo:paragraph-rsid="00174405"/>
    </style:style>
    <style:style style:name="T1" style:family="text">
      <style:text-properties fo:font-style="normal" fo:font-weight="normal" style:font-style-asian="normal" style:font-weight-asian="normal"/>
    </style:style>
    <style:style style:name="T2" style:family="text">
      <style:text-properties fo:font-style="normal" fo:font-weight="normal" officeooo:rsid="001209f1" style:font-style-asian="normal" style:font-weight-asian="normal"/>
    </style:style>
    <style:style style:name="T3" style:family="text">
      <style:text-properties fo:font-style="normal" fo:font-weight="normal" officeooo:rsid="00137582" style:font-style-asian="normal" style:font-weight-asian="normal"/>
    </style:style>
    <style:style style:name="T4" style:family="text">
      <style:text-properties fo:font-style="normal" fo:font-weight="normal" officeooo:rsid="0014fc67" style:font-style-asian="normal" style:font-weight-asian="normal"/>
    </style:style>
    <style:style style:name="T5" style:family="text">
      <style:text-properties fo:font-style="normal" fo:font-weight="normal" officeooo:rsid="00157057" style:font-style-asian="normal" style:font-weight-asian="normal"/>
    </style:style>
    <style:style style:name="T6" style:family="text">
      <style:text-properties fo:font-style="normal" fo:font-weight="normal" officeooo:rsid="0016a13e" style:font-style-asian="normal" style:font-weight-asian="normal"/>
    </style:style>
    <style:style style:name="T7" style:family="text">
      <style:text-properties fo:font-style="normal" fo:font-weight="normal" officeooo:rsid="00174405" style:font-style-asian="normal" style:font-weight-asian="normal"/>
    </style:style>
    <style:style style:name="T8" style:family="text">
      <style:text-properties fo:font-style="normal" fo:font-weight="bold" style:font-style-asian="normal" style:font-weight-asian="bold"/>
    </style:style>
    <style:style style:name="T9" style:family="text">
      <style:text-properties fo:font-style="normal" fo:font-weight="bold" officeooo:rsid="00137582" style:font-style-asian="normal" style:font-weight-asian="bold"/>
    </style:style>
    <style:style style:name="T10" style:family="text">
      <style:text-properties fo:font-style="normal" fo:font-weight="bold" officeooo:rsid="0014fc67" style:font-style-asian="normal" style:font-weight-asian="bold"/>
    </style:style>
    <style:style style:name="T11" style:family="text">
      <style:text-properties fo:font-style="normal" style:font-style-asian="normal" style:font-weight-asian="normal"/>
    </style:style>
    <style:style style:name="T12" style:family="text">
      <style:text-properties fo:color="#000000" loext:opacity="100%" style:font-name="Droid Sans Mono" fo:font-size="10.5pt" fo:font-style="normal" fo:font-weight="normal" fo:background-color="transparent" loext:char-shading-value="0" style:font-style-asian="normal" style:font-weight-asian="normal"/>
    </style:style>
    <style:style style:name="T13" style:family="text">
      <style:text-properties fo:color="#000000" loext:opacity="100%" style:font-name="Droid Sans Mono" fo:font-size="10.5pt" fo:font-style="normal" fo:font-weight="normal" officeooo:rsid="00157057" fo:background-color="transparent" loext:char-shading-value="0" style:font-style-asian="normal" style:font-weight-asian="normal"/>
    </style:style>
    <style:style style:name="T14" style:family="text">
      <style:text-properties fo:color="#000000" loext:opacity="100%" style:font-name="Droid Sans Mono" fo:font-size="10.5pt" fo:font-weight="normal" officeooo:rsid="00157057" fo:background-color="transparent" loext:char-shading-value="0" style:font-weight-asian="normal"/>
    </style:style>
    <style:style style:name="T15" style:family="text">
      <style:text-properties fo:color="#000000" loext:opacity="100%" fo:font-style="normal" fo:font-weight="normal" fo:background-color="transparent" loext:char-shading-value="0" style:font-style-asian="normal" style:font-weight-asian="normal"/>
    </style:style>
    <style:style style:name="T16" style:family="text">
      <style:text-properties fo:color="#dcdcaa" loext:opacity="100%" style:font-name="Droid Sans Mono" fo:font-size="10.5pt" fo:background-color="#1f1f1f" loext:char-shading-value="0"/>
    </style:style>
    <style:style style:name="T17" style:family="text">
      <style:text-properties fo:color="#dcdcaa" loext:opacity="100%" style:font-name="Droid Sans Mono" fo:font-size="10.5pt" officeooo:rsid="0018e67d" fo:background-color="#1f1f1f" loext:char-shading-value="0"/>
    </style:style>
    <style:style style:name="T18" style:family="text">
      <style:text-properties fo:color="#dcdcaa" loext:opacity="100%" style:font-name="Droid Sans Mono" fo:font-size="10.5pt" fo:font-weight="normal" officeooo:rsid="00174405" fo:background-color="#1f1f1f" loext:char-shading-value="0" style:font-weight-asian="normal"/>
    </style:style>
    <style:style style:name="T19" style:family="text">
      <style:text-properties fo:color="#cccccc" loext:opacity="100%" style:font-name="Droid Sans Mono" fo:font-size="10.5pt" officeooo:rsid="0018e67d" fo:background-color="#1f1f1f" loext:char-shading-value="0"/>
    </style:style>
    <style:style style:name="T20" style:family="text">
      <style:text-properties fo:color="#cccccc" loext:opacity="100%" style:font-name="Droid Sans Mono" fo:font-size="10.5pt" fo:font-weight="normal" officeooo:rsid="00174405" fo:background-color="#1f1f1f" loext:char-shading-value="0" style:font-weight-asian="normal"/>
    </style:style>
    <style:style style:name="T21" style:family="text">
      <style:text-properties officeooo:rsid="0016a13e"/>
    </style:style>
    <style:style style:name="T22" style:family="text">
      <style:text-properties fo:font-weight="normal" officeooo:rsid="00137582" style:font-weight-asian="normal"/>
    </style:style>
    <style:style style:name="T23" style:family="text">
      <style:text-properties fo:font-weight="normal" officeooo:rsid="0016a13e" style:font-weight-asian="normal"/>
    </style:style>
    <style:style style:name="T24" style:family="text">
      <style:text-properties fo:font-weight="normal" officeooo:rsid="00174405" style:font-weight-asian="normal"/>
    </style:style>
    <style:style style:name="T25" style:family="text">
      <style:text-properties fo:font-weight="normal" officeooo:rsid="00157057" style:font-weight-asian="normal"/>
    </style:style>
    <style:style style:name="T26" style:family="text">
      <style:text-properties fo:color="#4f81bd" loext:opacity="100%" style:font-name="Calibri" fo:font-size="13pt" fo:font-weight="bold" officeooo:rsid="0016a13e" style:font-name-asian="ＭＳ ゴシック" style:font-size-asian="13pt" style:font-weight-asian="bold" style:font-name-complex="DejaVu Sans" style:font-size-complex="13pt" style:font-weight-complex="bold"/>
    </style:style>
    <style:style style:name="T27" style:family="text">
      <style:text-properties officeooo:rsid="00174405"/>
    </style:style>
    <style:style style:name="T28" style:family="text">
      <style:text-properties style:use-window-font-color="true" loext:opacity="0%" style:font-name="Droid Sans Mono" fo:font-size="10.5pt" fo:font-style="normal" fo:font-weight="normal" fo:background-color="transparent" loext:char-shading-value="0" style:font-style-asian="normal" style:font-weight-asian="normal"/>
    </style:style>
    <style:style style:name="T29" style:family="text">
      <style:text-properties style:use-window-font-color="true" loext:opacity="0%" style:font-name="Droid Sans Mono" fo:font-size="10.5pt" fo:background-color="#1f1f1f" loext:char-shading-value="0"/>
    </style:style>
    <style:style style:name="T30" style:family="text">
      <style:text-properties style:use-window-font-color="true" loext:opacity="0%" style:font-name="Droid Sans Mono" fo:font-size="10.5pt" officeooo:rsid="0018e67d" fo:background-color="#1f1f1f" loext:char-shading-value="0"/>
    </style:style>
    <style:style style:name="T31" style:family="text">
      <style:text-properties style:use-window-font-color="true" loext:opacity="0%" style:font-name="Droid Sans Mono" fo:font-size="10.5pt" fo:background-color="#000000" loext:char-shading-value="0"/>
    </style:style>
    <style:style style:name="T32" style:family="text">
      <style:text-properties style:use-window-font-color="true" loext:opacity="0%" style:font-name="Droid Sans Mono" fo:font-size="10.5pt" officeooo:rsid="0018e67d" fo:background-color="#000000" loext:char-shading-value="0"/>
    </style:style>
    <style:style style:name="T33" style:family="text">
      <style:text-properties style:use-window-font-color="true" loext:opacity="0%" style:font-name="Droid Sans Mono" fo:font-size="10.5pt" officeooo:rsid="0018e67d" fo:background-color="#000000" loext:char-shading-value="0"/>
    </style:style>
    <style:style style:name="T34" style:family="text">
      <style:text-properties style:use-window-font-color="true" loext:opacity="0%" style:font-name="Droid Sans Mono" fo:font-size="10.5pt" fo:background-color="#000000" loext:char-shading-value="0"/>
    </style:style>
    <style:style style:name="T35" style:family="text">
      <style:text-properties style:use-window-font-color="true" loext:opacity="0%" style:font-name="Droid Sans Mono" fo:font-size="10.5pt" fo:background-color="transparent" loext:char-shading-value="0"/>
    </style:style>
    <style:style style:name="T36" style:family="text">
      <style:text-properties style:use-window-font-color="true" loext:opacity="0%" style:font-name="Droid Sans Mono" fo:font-size="10.5pt" officeooo:rsid="0018e67d" fo:background-color="transparent" loext:char-shading-value="0"/>
    </style:style>
    <style:style style:name="T37" style:family="text">
      <style:text-properties officeooo:rsid="001888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 Interne<text:line-break/>Prototype d'Agent Conversationnel pour les Séniors</text:p>
      <text:p text:style-name="P9">Cette documentation vise à fournir une vision claire et structurée de l’architecture technique de l’application, son fonctionnement et ses modules, pour permettre une maintenance efficace par une tierce personne.</text:p>
      <text:h text:style-name="P1" text:outline-level="1">1. Introduction générale</text:h>
      <text:p text:style-name="Standard"><text:span text:style-name="T1">L’application est un prototype web destiné aux séniors. </text:span><text:span text:style-name="T2">Cette application comporte </text:span><text:span text:style-name="T1">une interface conversationnelle, des fonctions de personnalisation, une intégration de </text:span><text:span text:style-name="T2">la </text:span><text:span text:style-name="T1"><text:s/>météo et un historique de conversation.</text:span></text:p>
      <text:h text:style-name="P1" text:outline-level="1">2. Architecture générale</text:h>
      <text:p text:style-name="Standard"><text:span text:style-name="T1">L’application est construite en HTML/CSS/JavaScript et utilise localStorage, une API météo externe (WeatherAPI) et le modèle </text:span><text:span text:style-name="T2">Ollama qui utilise le</text:span><text:span text:style-name="T1"> LLM Llama 2 pour les réponses conversationnelles.</text:span></text:p>
      <text:h text:style-name="P1" text:outline-level="1">3. Description des modules</text:h>
      <text:h text:style-name="Heading_20_2" text:outline-level="2">Module : formulaire</text:h>
      <text:p text:style-name="P10">Objectif : Formulaire d’évaluation du profil utilisateur</text:p>
      <text:p text:style-name="Standard"><text:span text:style-name="T1">- </text:span><text:span text:style-name="T6">Dépendances :</text:span><text:span text:style-name="T3"> formulaire.html, formulaire.css, formulaire.js</text:span></text:p>
      <text:p text:style-name="P4"><text:span text:style-name="T1">- Saisie des données de profil (santé, logement, </text:span><text:span text:style-name="T2">activité animaux, contact et allimentation</text:span><text:span text:style-name="T1">.)</text:span></text:p>
      <text:p text:style-name="P3"><text:span text:style-name="T1">- Variables : localStorage['</text:span><text:span text:style-name="T12">formulaireData</text:span><text:span text:style-name="T1">']</text:span></text:p>
      <text:h text:style-name="Heading_20_2" text:outline-level="2">Module : profil</text:h>
      <text:p text:style-name="P11">Objectif : Affichage du profil utilisateur</text:p>
      <text:p text:style-name="P12"><text:span text:style-name="T22">- </text:span><text:span text:style-name="T23">Dépendances :</text:span><text:span text:style-name="T22"> </text:span><text:span text:style-name="T23">profil.html </text:span><text:span text:style-name="T22">profil.css, profil.js, navbar.css, <text:s/>common.js </text:span></text:p>
      <text:p text:style-name="Standard"><text:span text:style-name="T1">- Lit les données depuis localStorage</text:span></text:p>
      <text:p text:style-name="Standard"><text:span text:style-name="T1">- Procédure : </text:span><text:span text:style-name="T12">updateProfile(data)</text:span></text:p>
      <text:p text:style-name="P3"><text:soft-page-break/><text:span text:style-name="T1">- Variables : localStorage['</text:span><text:span text:style-name="T12">formulaireData</text:span><text:span text:style-name="T1">']</text:span></text:p>
      <text:h text:style-name="Heading_20_2" text:outline-level="2">Module : <text:span text:style-name="T37">Principale</text:span></text:h>
      <text:p text:style-name="Standard"><text:span text:style-name="T8">Objectif : Page principale avec </text:span><text:span text:style-name="T9">affichage</text:span><text:span text:style-name="T8"> météo, chatbot </text:span><text:span text:style-name="T9">et apercu de l’historique</text:span></text:p>
      <text:p text:style-name="P14"><text:span text:style-name="T1"><text:s/></text:span><text:span text:style-name="T3">- </text:span><text:span text:style-name="T6">Dépendances : index.html, </text:span><text:span text:style-name="T3">index.css, index.js, common.js, script.js</text:span></text:p>
      <text:p text:style-name="P5"><text:span text:style-name="T1">- Variables : localStorage['</text:span><text:span text:style-name="T3">mainAvatar</text:span><text:span text:style-name="T1">'], localStorage['</text:span><text:span text:style-name="T3">chat</text:span><text:span text:style-name="T1">History'], localStorage['</text:span><text:span text:style-name="T4">selectedBubble</text:span><text:span text:style-name="T1">']</text:span></text:p>
      <text:p text:style-name="P16"><text:span text:style-name="T11">- Procédures : </text:span><text:span text:style-name="T35">updateBubble</text:span><text:span text:style-name="T36">(), wrapText(), displayHistory(), generatePreventionMessage(), displayWeather(), handleSendMessage(), envoyer(), manageHistory()</text:span></text:p>
      <text:p text:style-name="P16"><text:span text:style-name="T17"/></text:p>
      <text:h text:style-name="Heading_20_2" text:outline-level="2">Module : <text:span text:style-name="T21">Param</text:span><text:span text:style-name="T26">e</text:span><text:span text:style-name="T21">tres</text:span></text:h>
      <text:p text:style-name="P11">Objectif : Interface de personnalisation</text:p>
      <text:p text:style-name="P12"><text:span text:style-name="T22">- </text:span><text:span text:style-name="T23">Dépendances : </text:span><text:span text:style-name="T24">settings.html, settings.css, settings.js, navbar.css, common.js</text:span></text:p>
      <text:p text:style-name="Standard"><text:span text:style-name="T1">- </text:span><text:span text:style-name="T4">Permet de personaliser</text:span><text:span text:style-name="T1"> </text:span><text:span text:style-name="T4">le type de </text:span><text:span text:style-name="T1">police </text:span><text:span text:style-name="T4">ainsi que sa taille, le</text:span><text:span text:style-name="T1"> fond </text:span><text:span text:style-name="T4">d’écran, le style de la bulle et enfin le style de l’avatar</text:span></text:p>
      <text:p text:style-name="P5"><text:span text:style-name="T1">- Variables : </text:span><text:span text:style-name="T4">localStorage['selectedFont'], localStorage['selectedFontSize'], </text:span><text:span text:style-name="T1">localStorage['</text:span><text:span text:style-name="T4">selectedBubble</text:span><text:span text:style-name="T1">'], localStorage['</text:span><text:span text:style-name="T3">mainAvatar</text:span><text:span text:style-name="T1">'] </text:span></text:p>
      <text:p text:style-name="Standard"><text:span text:style-name="T1">- Procédures : applySettings(), </text:span><text:span text:style-name="T4">reset</text:span><text:span text:style-name="T1">Settings()</text:span></text:p>
      <text:h text:style-name="Heading_20_2" text:outline-level="2">Module : <text:span text:style-name="T27">C</text:span>ontact</text:h>
      <text:p text:style-name="Standard"><text:span text:style-name="T8">Objectif : Interface d</text:span><text:span text:style-name="T10">e contact</text:span></text:p>
      <text:p text:style-name="P13"><text:span text:style-name="T22">- </text:span><text:span text:style-name="T23">Dépendances : </text:span><text:span text:style-name="T24">contact.html, contact.css, contact.js, navbar.css, common.js</text:span></text:p>
      <text:p text:style-name="Standard"><text:span text:style-name="T1">- Permet d’appeler </text:span><text:span text:style-name="T4">et d’afficher les</text:span><text:span text:style-name="T1"> numéro d’urgence, </text:span><text:span text:style-name="T4">permet aussi d’ajouter des numéros manuellement.</text:span></text:p>
      <text:p text:style-name="Standard"><text:span text:style-name="T1">- Procédure : </text:span><text:span text:style-name="T4">loadContacts</text:span><text:span text:style-name="T1">()</text:span></text:p>
      <text:p text:style-name="Standard"><text:span text:style-name="T1">- Variables : localStorage['</text:span><text:span text:style-name="T5">customContacts</text:span><text:span text:style-name="T1">']</text:span></text:p>
      <text:h text:style-name="Heading_20_2" text:outline-level="2">Module : <text:span text:style-name="T27">H</text:span>istorique</text:h>
      <text:p text:style-name="P11">Objectif : Consultation et gestion des conversations</text:p>
      <text:p text:style-name="P13"><text:span text:style-name="T22">- </text:span><text:span text:style-name="T23">Dépendances : </text:span><text:span text:style-name="T24">historique.html, historique.css, historique.js, navbar.css, common.js</text:span></text:p>
      <text:p text:style-name="P9"><text:soft-page-break/>- Affiche et permet de modifier les conversations</text:p>
      <text:p text:style-name="P6"><text:span text:style-name="T1">- Variables : localStorage['messageHistory'], localStorage['</text:span><text:span text:style-name="T12">historyLastId</text:span><text:span text:style-name="T1">']</text:span></text:p>
      <text:p text:style-name="P15"><text:span text:style-name="T1">- Procédures : <text:s/></text:span><text:span text:style-name="T7">re</text:span><text:span text:style-name="T28">nderHistoryTable()</text:span><text:span text:style-name="T1">, </text:span><text:span text:style-name="T5">edit</text:span><text:span text:style-name="T1">History()</text:span></text:p>
      <text:h text:style-name="Heading_20_2" text:outline-level="2">Module : <text:span text:style-name="T27">Commun</text:span></text:h>
      <text:p text:style-name="P13"><text:span text:style-name="T22">- </text:span><text:span text:style-name="T23">Dépendances : </text:span><text:span text:style-name="T24">common.js</text:span></text:p>
      <text:p text:style-name="P14"><text:span text:style-name="T1">- Gère les paramètres </text:span><text:span text:style-name="T5">d’affichage </text:span><text:span text:style-name="T1">globaux </text:span><text:span text:style-name="T5">(navbar, fond écran police etc ...)</text:span></text:p>
      <text:p text:style-name="P14"><text:span text:style-name="T1">- Procédures :</text:span><text:span text:style-name="T15"> </text:span><text:span text:style-name="T12">updateNavbarAvatar</text:span><text:span text:style-name="T13">()</text:span><text:span text:style-name="T12">, applySavedBackground(), applySavedFont()</text:span></text:p>
      <text:p text:style-name="P14"><text:span text:style-name="T1">- Variables : localStorag</text:span><text:span text:style-name="T15">e['</text:span><text:span text:style-name="T12">selectedFontSize'</text:span><text:span text:style-name="T15">],</text:span><text:span text:style-name="T1"> </text:span><text:span text:style-name="T5">localStorage['</text:span><text:span text:style-name="T13">selectedFont</text:span><text:span text:style-name="T5">'], localStorage['</text:span><text:span text:style-name="T13">selectedBackground</text:span><text:span text:style-name="T5">'], localStorage['</text:span><text:span text:style-name="T13">navbarAvatar</text:span><text:span text:style-name="T5">']<text:line-break/><text:line-break/></text:span></text:p>
      <text:h text:style-name="P8" text:outline-level="2">Module : <text:span text:style-name="T27">Aide</text:span></text:h>
      <text:p text:style-name="P13">Objectif : <text:span text:style-name="T27">Aider les utilisateurs dans leur navigation sur le site</text:span></text:p>
      <text:p text:style-name="P13"><text:span text:style-name="T22">- </text:span><text:span text:style-name="T23">Dépendances : </text:span><text:span text:style-name="T24">help.html, help.css, help.js, navbar.css, common.js</text:span></text:p>
      <text:p text:style-name="P13"><text:span text:style-name="T24">- Affichage textuelle explicatif concernant les clefs naviguations</text:span></text:p>
      <text:p text:style-name="P15"><text:span text:style-name="T7">- Varaibles : </text:span><text:span text:style-name="T5">localStorage['</text:span><text:span text:style-name="T13">navbarAvatar</text:span><text:span text:style-name="T5">']</text:span></text:p>
      <text:h text:style-name="P7" text:outline-level="1">4. Documentation connexe</text:h>
      <text:p text:style-name="P9">• Cahier des charges – Définition des besoins fonctionnels</text:p>
      <text:p text:style-name="P9">• Cahier de recette – Tests fonctionnels détaillés</text:p>
      <text:p text:style-name="P9">• Documentation WeatherAPI et Llama 2</text:p>
      <text:p text:style-name="P9">• Maquettes Figma – Référentiel visuel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4</meta:editing-cycles>
    <meta:creation-date>2013-12-23T23:15:00</meta:creation-date>
    <dc:date>2025-06-12T14:18:42.501331993</dc:date>
    <meta:editing-duration>PT13M49S</meta:editing-duration>
    <meta:generator>LibreOffice/7.3.7.2$Linux_X86_64 LibreOffice_project/30$Build-2</meta:generator>
    <meta:document-statistic meta:table-count="0" meta:image-count="0" meta:object-count="0" meta:page-count="3" meta:paragraph-count="56" meta:word-count="429" meta:character-count="3594" meta:non-whitespace-character-count="3210"/>
    <meta:user-defined meta:name="AppVersion">14.0000</meta:user-defined>
    <meta:template xlink:type="simple" xlink:actuate="onRequest" xlink:title="Normal.dotm" xlink:href=""/>
  </office:meta>
</office:document-meta>
</file>